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2.svm" manifest:media-type=""/>
  <manifest:file-entry manifest:full-path="Pictures/TablePreview1.svm" manifest:media-type=""/>
  <manifest:file-entry manifest:full-path="Pictures/TablePreview3.svm" manifest:media-type=""/>
  <manifest:file-entry manifest:full-path="Pictures/10000000000004220000031A0AF85F1C071E4B8A.png" manifest:media-type="image/png"/>
  <manifest:file-entry manifest:full-path="Pictures/100000000000033C0000026D70D96EC6B9D30AF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print_20_Plans-title">
      <style:graphic-properties fo:min-height="4.8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3.364cm"/>
    </style:style>
    <style:style style:name="co1" style:family="table-column">
      <style:table-column-properties style:column-width="4.199cm" style:use-optimal-column-width="false"/>
    </style:style>
    <style:style style:name="co2" style:family="table-column">
      <style:table-column-properties style:column-width="4.204cm" style:use-optimal-column-width="false"/>
    </style:style>
    <style:style style:name="ro1" style:family="table-row">
      <style:table-row-properties style:row-height="0.937cm"/>
    </style:style>
    <style:style style:name="P1" style:family="paragraph">
      <style:text-properties fo:color="#ffffff"/>
    </style:style>
    <style:style style:name="P2" style:family="paragraph">
      <loext:graphic-properties draw:fill-color="#ffffff"/>
      <style:text-properties fo:color="#ffffff"/>
    </style:style>
    <style:style style:name="P3" style:family="paragraph">
      <loext:graphic-properties draw:fill-color="#ffffff"/>
    </style:style>
    <style:style style:name="T1" style:family="text">
      <style:text-properties fo:color="#579835"/>
    </style:style>
    <style:style style:name="T2" style:family="text">
      <style:text-properties fo:font-weight="bold" style:font-weight-asian="bold" style:font-weight-complex="bold"/>
    </style:style>
    <style:style style:name="T3" style:family="text">
      <style:text-properties fo:color="#407927"/>
    </style:style>
    <style:style style:name="T4" style:family="text">
      <style:text-properties fo:color="#000000"/>
    </style:style>
    <style:style style:name="T5"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layer="layout" svg:width="25.199cm" svg:height="4.8cm" svg:x="1.4cm" svg:y="3cm" presentation:class="title">
          <draw:text-box>
            <text:p>JavaScript</text:p>
          </draw:text-box>
        </draw:frame>
        <draw:frame presentation:style-name="pr2" draw:text-style-name="P2" draw:layer="layout" svg:width="25.199cm" svg:height="10.2cm" svg:x="1.4cm" svg:y="8.8cm" presentation:class="subtitle" presentation:user-transformed="true">
          <draw:text-box>
            <text:p text:style-name="P1"/>
            <text:p text:style-name="P1"/>
            <text:p text:style-name="P1"/>
            <text:p text:style-name="P1"/>
            <text:p text:style-name="P1"><text:s text:c="9"/>Présentée par : Awa Ndiaye Sene</text:p>
          </draw:text-box>
        </draw:frame>
        <presentation:notes draw:style-name="dp2">
          <draw:page-thumbnail draw:style-name="gr1" draw:layer="layout" svg:width="14.85cm" svg:height="11.14cm" svg:x="3.074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3.506cm" svg:x="1.4cm" svg:y="0.837cm" presentation:class="title" presentation:user-transformed="true">
          <draw:text-box>
            <text:p>INTRODUCTION</text:p>
          </draw:text-box>
        </draw:frame>
        <draw:frame presentation:style-name="pr5" draw:layer="layout" svg:width="25.199cm" svg:height="12.179cm" svg:x="1.4cm" svg:y="4.914cm" presentation:class="outline">
          <draw:text-box>
            <text:list text:style-name="L2">
              <text:list-header>
                <text:p>Le JavaScript est un langage de programmation de scripts orienté objet.</text:p>
              </text:list-header>
              <text:list-item>
                <text:p>Tout d'abord, un langage de programmation est un langage qui permet aux développeurs d'écrire du code source qui sera analysé par l'ordinateur.</text:p>
              </text:list-item>
              <text:list-item>
                <text:p>Les scripts sont majoritairement interprétés. Et quand on dit que le JavaScript est un langage de scripts, cela signifie qu'il s'agit d'un langage interprété ! Il est donc nécessaire de posséder un interpréteur pour faire fonctionner du code JavaScript, et un interpréteur, vous en utilisez un fréquemment : il est inclus dans votre navigateur Web !</text:p>
              </text:list-item>
            </text:list>
          </draw:text-box>
        </draw:frame>
        <presentation:notes draw:style-name="dp2">
          <draw:page-thumbnail draw:style-name="gr1" draw:layer="layout" svg:width="14.85cm" svg:height="11.14cm" svg:x="3.07cm" svg:y="2.26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layer="layout" svg:width="25.199cm" svg:height="3.506cm" svg:x="1.4cm" svg:y="0.837cm" presentation:class="title">
          <draw:text-box>
            <text:p>Les Objets</text:p>
          </draw:text-box>
        </draw:frame>
        <draw:frame presentation:style-name="pr5" draw:layer="layout" svg:width="25.199cm" svg:height="12.179cm" svg:x="1.4cm" svg:y="4.914cm" presentation:class="outline">
          <draw:text-box>
            <text:list text:style-name="L2">
              <text:list-header>
                <text:p>Un objet est un concept, une idée ou une chose. Un objet possède une structure qui lui permet de pouvoir fonctionner et d'interagir avec d'autres objets. Le JavaScript met à notre disposition des objets natifs, c'est-à-dire des objets directement utilisables. Vous avez déjà manipulé de tels objets sans le savoir : un nombre, une chaîne de caractères ou même un booléen.</text:p>
              </text:list-header>
            </text:list>
          </draw:text-box>
        </draw:frame>
        <presentation:notes draw:style-name="dp2">
          <draw:page-thumbnail draw:style-name="gr1" draw:layer="layout" svg:width="19.798cm" svg:height="11.136cm" svg:x="0.6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3.506cm" svg:x="1.4cm" svg:y="0.837cm" presentation:class="title">
          <draw:text-box>
            <text:p>Les Objets</text:p>
          </draw:text-box>
        </draw:frame>
        <draw:frame presentation:style-name="pr5" draw:layer="layout" svg:width="25.199cm" svg:height="12.179cm" svg:x="1.4cm" svg:y="4.914cm" presentation:class="outline">
          <draw:text-box>
            <text:list text:style-name="L2">
              <text:list-header>
                <text:p>Est ce des variables ?</text:p>
                <text:p>Si, mais en réalité, une variable contient surtout un objet. Par exemple, si nous créons une chaîne de caractères, comme ceci :</text:p>
                <text:p>var myString = 'Ceci est une chaîne de caractères';</text:p>
                <text:p>La variable myString contient un objet, et cet objet représente une chaîne de caractères. </text:p>
              </text:list-header>
            </text:list>
          </draw:text-box>
        </draw:frame>
        <presentation:notes draw:style-name="dp2">
          <draw:page-thumbnail draw:style-name="gr1"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3.506cm" svg:x="1.4cm" svg:y="0.837cm" presentation:class="title">
          <draw:text-box>
            <text:p>Caractéristiques des Objets</text:p>
          </draw:text-box>
        </draw:frame>
        <draw:frame presentation:style-name="pr5" draw:layer="layout" svg:width="25.199cm" svg:height="12.179cm" svg:x="1.4cm" svg:y="4.914cm" presentation:class="outline" presentation:user-transformed="true">
          <draw:text-box>
            <text:list text:style-name="L2">
              <text:list-header>
                <text:p>Les objets contiennent trois choses distinctes :</text:p>
              </text:list-header>
              <text:list-item>
                <text:p>un constructeur ;</text:p>
              </text:list-item>
              <text:list-item>
                <text:p>des propriétés ;</text:p>
              </text:list-item>
              <text:list-item>
                <text:p>des méthodes.</text:p>
              </text:list-item>
            </text:list>
          </draw:text-box>
        </draw:frame>
        <presentation:notes draw:style-name="dp2">
          <draw:page-thumbnail draw:style-name="gr1" draw:layer="layout" svg:width="19.798cm" svg:height="11.136cm" svg:x="0.6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3.506cm" svg:x="1.4cm" svg:y="0.837cm" presentation:class="title">
          <draw:text-box>
            <text:p>objets</text:p>
          </draw:text-box>
        </draw:frame>
        <draw:frame presentation:style-name="pr5" draw:layer="layout" svg:width="25.199cm" svg:height="12.179cm" svg:x="1.4cm" svg:y="4.914cm" presentation:class="outline">
          <draw:text-box>
            <text:list text:style-name="L2">
              <text:list-item>
                <text:p>Le constructeur est un code qui est exécuté quand on utilise un nouvel objet. Il permet d’effectuer des actions comme définir diverses variables au sein même de l'objet (comme le nombre de caractères d'une chaîne de caractères). Tout cela est fait automatiquement pour les objets natifs, nous en reparlerons quand nous aborderons l'orienté objet.</text:p>
              </text:list-item>
            </text:list>
          </draw:text-box>
        </draw:frame>
        <presentation:notes draw:style-name="dp2">
          <draw:page-thumbnail draw:style-name="gr1" draw:layer="layout" svg:width="19.798cm" svg:height="11.136cm" svg:x="0.6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3.506cm" svg:x="1.4cm" svg:y="0.837cm" presentation:class="title">
          <draw:text-box>
            <text:p>objets</text:p>
          </draw:text-box>
        </draw:frame>
        <draw:frame presentation:style-name="pr5" draw:layer="layout" svg:width="25.199cm" svg:height="12.179cm" svg:x="1.4cm" svg:y="4.914cm" presentation:class="outline">
          <draw:text-box>
            <text:list text:style-name="L2">
              <text:list-item>
                <text:p>Toute valeur va être placée dans une variable au sein de l'objet : c'est ce que l'on appelle une propriété. Une propriété est une variable contenue dans l'objet, elle contient des informations nécessaires au fonctionnement de l'objet.</text:p>
              </text:list-item>
            </text:list>
          </draw:text-box>
        </draw:frame>
        <presentation:notes draw:style-name="dp2">
          <draw:page-thumbnail draw:style-name="gr1"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1.4cm" svg:y="0.837cm" presentation:class="title">
          <draw:text-box>
            <text:p>objets</text:p>
          </draw:text-box>
        </draw:frame>
        <draw:frame presentation:style-name="pr5" draw:layer="layout" svg:width="25.199cm" svg:height="12.179cm" svg:x="1.4cm" svg:y="4.914cm" presentation:class="outline" presentation:user-transformed="true">
          <draw:text-box>
            <text:list text:style-name="L2">
              <text:list-item>
                <text:p>Enfin, il est possible de modifier l'objet. Cela se fait par l'intermédiaire des méthodes. Les méthodes sont des fonctions contenues dans l'objet, et qui permettent de réaliser des opérations sur le contenu de l'objet. Par exemple, dans le cas d'une chaîne de caractères, il existe une méthode qui permet de mettre la chaîne de caractères en majuscules.</text:p>
              </text:list-item>
            </text:list>
          </draw:text-box>
        </draw:frame>
        <presentation:notes draw:style-name="dp2">
          <draw:page-thumbnail draw:style-name="gr1" draw:layer="layout" svg:width="19.798cm" svg:height="11.136cm" svg:x="0.6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3.506cm" svg:x="1.4cm" svg:y="0.837cm" presentation:class="title">
          <draw:text-box>
            <text:p>Exemple caractéristique</text:p>
          </draw:text-box>
        </draw:frame>
        <draw:frame presentation:style-name="pr5" draw:layer="layout" svg:width="25.199cm" svg:height="12.179cm" svg:x="1.4cm" svg:y="4.914cm" presentation:class="outline">
          <draw:text-box>
            <text:list text:style-name="L2">
              <text:list-header>
                <text:p>var myString = 'Ceci est une chaîne de caractères'; // On crée un objet String</text:p>
                <text:p>alert(myString.length); <text:span text:style-name="T1">// On affiche le nombre de caractères, au moyen de la propriété « length »</text:span></text:p>
                <text:p>alert(myString.toUpperCase()); <text:span text:style-name="T1">// On récupère la chaîne en majuscules, avec la méthode toUpperCase()</text:span></text:p>
                <text:p/>
                <text:p/>
              </text:list-header>
            </text:list>
          </draw:text-box>
        </draw:frame>
        <presentation:notes draw:style-name="dp2">
          <draw:page-thumbnail draw:style-name="gr1" draw:layer="layout" svg:width="19.798cm" svg:height="11.136cm" svg:x="0.6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layer="layout" svg:width="25.199cm" svg:height="3.506cm" svg:x="1.4cm" svg:y="0.837cm" presentation:class="title">
          <draw:text-box>
            <text:p>Les Tableaux</text:p>
          </draw:text-box>
        </draw:frame>
        <draw:frame presentation:style-name="pr5" draw:layer="layout" svg:width="25.199cm" svg:height="12.179cm" svg:x="1.4cm" svg:y="4.914cm" presentation:class="outline">
          <draw:text-box>
            <text:list text:style-name="L2">
              <text:list-item>
                <text:p>Un tableau, ou plutôt un array en anglais, est une variable qui contient plusieurs valeurs, appelées items. Chaque item est accessible au moyen d'un indice (index en anglais) et dont la numérotation commence à partir de 0. Voici un schéma représentant un tableau, qui stocke cinq items . </text:p>
              </text:list-item>
            </text:list>
          </draw:text-box>
        </draw:frame>
        <presentation:notes draw:style-name="dp2">
          <draw:page-thumbnail draw:style-name="gr1" draw:layer="layout" svg:width="19.798cm" svg:height="11.136cm" svg:x="0.6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layer="layout" svg:width="25.199cm" svg:height="3.506cm" svg:x="1.4cm" svg:y="0.837cm" presentation:class="title">
          <draw:text-box>
            <text:p>Exemple de Tableau</text:p>
          </draw:text-box>
        </draw:frame>
        <draw:frame draw:style-name="standard" draw:layer="layout" svg:width="25.198cm" svg:height="1.943cm" svg:x="1.4cm" svg:y="4.914cm" presentation:class="table" presentation:user-transformed="true">
          <table:table table:template-name="turquoise"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turquoise3">
              <table:table-cell>
                <text:p>Indice</text:p>
              </table:table-cell>
              <table:table-cell>
                <text:p>0</text:p>
              </table:table-cell>
              <table:table-cell>
                <text:p>1</text:p>
              </table:table-cell>
              <table:table-cell>
                <text:p>2</text:p>
              </table:table-cell>
              <table:table-cell>
                <text:p>3</text:p>
              </table:table-cell>
              <table:table-cell>
                <text:p>4</text:p>
              </table:table-cell>
            </table:table-row>
            <table:table-row table:style-name="ro1" table:default-cell-style-name="turquoise2">
              <table:table-cell>
                <text:p>données</text:p>
              </table:table-cell>
              <table:table-cell>
                <text:p>valeur1</text:p>
              </table:table-cell>
              <table:table-cell>
                <text:p>valeur2</text:p>
              </table:table-cell>
              <table:table-cell>
                <text:p>valeur3</text:p>
              </table:table-cell>
              <table:table-cell>
                <text:p>valeur4</text:p>
              </table:table-cell>
              <table:table-cell>
                <text:p>Valeur3</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layer="layout" svg:width="25.199cm" svg:height="3.506cm" svg:x="1.4cm" svg:y="0.837cm" presentation:class="title">
          <draw:text-box>
            <text:p>Les Tableaux(suite)</text:p>
          </draw:text-box>
        </draw:frame>
        <draw:frame presentation:style-name="pr5" draw:layer="layout" svg:width="25.199cm" svg:height="12.179cm" svg:x="1.4cm" svg:y="4.914cm" presentation:class="outline">
          <draw:text-box>
            <text:list text:style-name="L2">
              <text:list-item>
                <text:p>Les indices</text:p>
                <text:p>Comme vous le voyez dans le tableau, la numérotation des items commence à 0 ! C'est très important, car il y aura toujours un décalage d'une unité : l'item numéro 1 porte l'indice 0, et donc le cinquième item porte l'indice 4. Vous devrez donc faire très attention à ne pas vous emmêler les pinceaux, et à toujours garder cela en tête, sinon ça vous posera problème.</text:p>
              </text:list-item>
            </text:list>
          </draw:text-box>
        </draw:frame>
        <presentation:notes draw:style-name="dp2">
          <draw:page-thumbnail draw:style-name="gr1" draw:layer="layout" svg:width="19.798cm" svg:height="11.136cm" svg:x="0.6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4" draw:layer="layout" svg:width="25.199cm" svg:height="3.506cm" svg:x="1.4cm" svg:y="0.837cm" presentation:class="title">
          <draw:text-box>
            <text:p>Les Tableaux(suite)</text:p>
          </draw:text-box>
        </draw:frame>
        <draw:frame presentation:style-name="pr5" draw:layer="layout" svg:width="25.199cm" svg:height="12.179cm" svg:x="1.4cm" svg:y="4.914cm" presentation:class="outline">
          <draw:text-box>
            <text:list text:style-name="L2">
              <text:list-header>
                <text:p>Déclarer un tableau</text:p>
                <text:p>On utilise bien évidemment var pour déclarer un tableau, mais la syntaxe pour définir les valeurs est spécifique :</text:p>
                <text:p>var myArray = ['awa', 'fatou', 'mbacké', 'yaya', 'elhadji'];</text:p>
                <text:p>Le tableau myArray peut être schématiser comme suit :</text:p>
                <text:p/>
                <text:p/>
                <text:p/>
              </text:list-header>
            </text:list>
          </draw:text-box>
        </draw:frame>
        <presentation:notes draw:style-name="dp2">
          <draw:page-thumbnail draw:style-name="gr1" draw:layer="layout" svg:width="19.798cm" svg:height="11.136cm" svg:x="0.6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4" draw:layer="layout" svg:width="25.199cm" svg:height="3.506cm" svg:x="1.4cm" svg:y="0.837cm" presentation:class="title">
          <draw:text-box>
            <text:p>Les Tableaux(suite)</text:p>
          </draw:text-box>
        </draw:frame>
        <draw:frame draw:style-name="standard" draw:layer="layout" svg:width="25.198cm" svg:height="1.943cm" svg:x="1.4cm" svg:y="4.914cm" presentation:class="table" presentation:user-transformed="true">
          <table:table table:template-name="turquoise"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turquoise3">
              <table:table-cell>
                <text:p>Indice </text:p>
              </table:table-cell>
              <table:table-cell>
                <text:p>0</text:p>
              </table:table-cell>
              <table:table-cell>
                <text:p>1</text:p>
              </table:table-cell>
              <table:table-cell>
                <text:p>2</text:p>
              </table:table-cell>
              <table:table-cell>
                <text:p>3</text:p>
              </table:table-cell>
              <table:table-cell>
                <text:p>4</text:p>
              </table:table-cell>
            </table:table-row>
            <table:table-row table:style-name="ro1" table:default-cell-style-name="turquoise2">
              <table:table-cell>
                <text:p>donnée</text:p>
              </table:table-cell>
              <table:table-cell>
                <text:p>awa</text:p>
              </table:table-cell>
              <table:table-cell>
                <text:p>fatou</text:p>
              </table:table-cell>
              <table:table-cell>
                <text:p>mbacké</text:p>
              </table:table-cell>
              <table:table-cell>
                <text:p>yaya</text:p>
              </table:table-cell>
              <table:table-cell>
                <text:p>Elhadji</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4" draw:layer="layout" svg:width="25.199cm" svg:height="3.506cm" svg:x="1.4cm" svg:y="0.837cm" presentation:class="title">
          <draw:text-box>
            <text:p>Les Tableaux(suite)</text:p>
          </draw:text-box>
        </draw:frame>
        <draw:frame presentation:style-name="pr5" draw:layer="layout" svg:width="25.199cm" svg:height="12.179cm" svg:x="1.4cm" svg:y="4.914cm" presentation:class="outline" presentation:user-transformed="true">
          <draw:text-box>
            <text:list text:style-name="L2">
              <text:list-item>
                <text:p>La déclaration par le biais de crochets est la syntaxe courte. Il se peut que vous rencontriez un jour une syntaxe plus longue qui est vouée à disparaître. Voici à quoi ressemble cette syntaxe :</text:p>
                <text:p>var myArray = new Array('Sébastien', 'Laurence', 'Ludovic', 'Pauline', 'Guillaume');</text:p>
              </text:list-item>
              <text:list-item>
                <text:p>Le mot-clé <text:span text:style-name="T2">new</text:span> de cette syntaxe demande au JavaScript de définir un nouvel array dont le contenu se trouve en paramètre (un peu comme une fonction). En attendant il faut que vous sachiez que cette syntaxe est dépréciée et qu'il est conseillé d'utiliser celle avec les crochets.</text:p>
                <text:p/>
              </text:list-item>
            </text:list>
          </draw:text-box>
        </draw:frame>
        <presentation:notes draw:style-name="dp2">
          <draw:page-thumbnail draw:style-name="gr1" draw:layer="layout" svg:width="19.798cm" svg:height="11.136cm" svg:x="0.6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4" draw:layer="layout" svg:width="25.199cm" svg:height="3.506cm" svg:x="1.4cm" svg:y="0.837cm" presentation:class="title">
          <draw:text-box>
            <text:p>Tableaux(récupérer des valeurs)</text:p>
          </draw:text-box>
        </draw:frame>
        <draw:frame presentation:style-name="pr5" draw:layer="layout" svg:width="25.199cm" svg:height="12.179cm" svg:x="1.4cm" svg:y="4.914cm" presentation:class="outline">
          <draw:text-box>
            <text:list text:style-name="L2">
              <text:list-item>
                <text:p>Comment faire pour récupérer la valeur de l'index 1 de mon tableau ? Rien de plus simple, il suffit de spécifier l'index voulu, entre crochets, comme ceci :</text:p>
                <text:p>var myArray = ['awa', 'fatou', 'mbacké', 'yaya', 'elhadji'];</text:p>
                <text:p>alert(myArray[1]);<text:span text:style-name="T3"> // Affiche : « fatou »</text:span></text:p>
              </text:list-item>
              <text:list-item>
                <text:p><text:span text:style-name="T4">Sachant cela, il est facile de modifier le contenu d'un item du tableau :</text:span></text:p>
              </text:list-item>
              <text:list-item>
                <text:p><text:span text:style-name="T4">myArray[1] = 'Clarisse';</text:span></text:p>
              </text:list-item>
              <text:list-item>
                <text:p><text:span text:style-name="T4">alert(myArray[1]);</text:span><text:span text:style-name="T3"> // Affiche : « Clarisse »</text:span></text:p>
                <text:p><text:span text:style-name="T4"/></text:p>
              </text:list-item>
            </text:list>
          </draw:text-box>
        </draw:frame>
        <presentation:notes draw:style-name="dp2">
          <draw:page-thumbnail draw:style-name="gr1" draw:layer="layout" svg:width="19.798cm" svg:height="11.136cm" svg:x="0.6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4" draw:layer="layout" svg:width="25.199cm" svg:height="3.506cm" svg:x="1.4cm" svg:y="0.837cm" presentation:class="title">
          <draw:text-box>
            <text:p>Tableaux(opération)</text:p>
          </draw:text-box>
        </draw:frame>
        <draw:frame presentation:style-name="pr5" draw:layer="layout" svg:width="25.199cm" svg:height="12.179cm" svg:x="1.4cm" svg:y="4.914cm" presentation:class="outline">
          <draw:text-box>
            <text:list text:style-name="L2">
              <text:list-item>
                <text:p>Ajouter et supprimer des items :</text:p>
                <text:p>La méthode <text:span text:style-name="T2">push() </text:span>permet d'ajouter un ou plusieurs items à un tableau :</text:p>
                <text:p>var myArray = ['awa', 'fatou', 'mbacké', 'yaya', 'elhadji'];</text:p>
                <text:p>myArray.push('raba<text:tab/>'); <text:span text:style-name="T3">// Ajoute « raba » à la fin du tableau</text:span></text:p>
                <text:p>myArray.push('amath', 'bakary'); <text:span text:style-name="T3">// Ajoute « amath » et « bakary » à la fin du tableau</text:span></text:p>
                <text:p><text:span text:style-name="T4">La méthodeunshift()fonctionne comme push(), excepté que les items sont ajoutés au début du tableau. Cette méthode n'est pas très fréquente mais peut être utile.</text:span></text:p>
              </text:list-item>
            </text:list>
          </draw:text-box>
        </draw:frame>
        <presentation:notes draw:style-name="dp2">
          <draw:page-thumbnail draw:style-name="gr1" draw:layer="layout" svg:width="19.798cm" svg:height="11.136cm" svg:x="0.6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4" draw:layer="layout" svg:width="25.199cm" svg:height="3.506cm" svg:x="1.4cm" svg:y="0.837cm" presentation:class="title">
          <draw:text-box>
            <text:p>Tableaux(opération)</text:p>
          </draw:text-box>
        </draw:frame>
        <draw:frame presentation:style-name="pr5" draw:layer="layout" svg:width="25.199cm" svg:height="12.179cm" svg:x="1.4cm" svg:y="4.914cm" presentation:class="outline">
          <draw:text-box>
            <text:list text:style-name="L2">
              <text:list-item>
                <text:p>Les méthodes shift() et pop() retirent respectivement le premier et le dernier élément du tableau.</text:p>
                <text:p>var myArray = ['awa', 'fatou', 'mbacké', 'yaya', 'elhadji'];</text:p>
                <text:p>myArray.shift(); <text:span text:style-name="T3">// Retire « awa»</text:span></text:p>
                <text:p>myArray.pop(); <text:span text:style-name="T3">// Retire « elhadji »</text:span></text:p>
                <text:p>alert(myArray); <text:span text:style-name="T3">// Affiche « fatou,mbacké,yaya »</text:span></text:p>
              </text:list-item>
            </text:list>
          </draw:text-box>
        </draw:frame>
        <presentation:notes draw:style-name="dp2">
          <draw:page-thumbnail draw:style-name="gr1" draw:layer="layout" svg:width="19.798cm" svg:height="11.136cm" svg:x="0.6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4" draw:layer="layout" svg:width="25.199cm" svg:height="3.506cm" svg:x="1.4cm" svg:y="0.837cm" presentation:class="title">
          <draw:text-box>
            <text:p>Tableaux(Chaînes de caractères et tableaux)</text:p>
          </draw:text-box>
        </draw:frame>
        <draw:frame presentation:style-name="pr5" draw:layer="layout" svg:width="25.199cm" svg:height="12.179cm" svg:x="1.4cm" svg:y="4.914cm" presentation:class="outline">
          <draw:text-box>
            <text:list text:style-name="L2">
              <text:list-header>
                <text:p>Les chaînes de caractères possèdent une méthodesplit()qui permet de les découper en un tableau, en fonction d'un séparateur. Prenons l'exemple suivant :</text:p>
              </text:list-header>
              <text:list-item>
                <text:p>var camaradeString = 'abdoulaye dabo djamil',</text:p>
              </text:list-item>
              <text:list-item>
                <text:p>camaradeArray = camaradeString.split(' ');</text:p>
              </text:list-item>
              <text:list-item>
                <text:p>alert(camaradeString);</text:p>
              </text:list-item>
              <text:list-item>
                <text:p>alert(camaradeArray);</text:p>
                <text:p>La méthode split()va couper la chaîne de caractères à chaque fois qu'elle va rencontrer une espace. Les portions ainsi découpées sont placées dans un tableau, ici camaradeArray.</text:p>
              </text:list-item>
            </text:list>
          </draw:text-box>
        </draw:frame>
        <presentation:notes draw:style-name="dp2">
          <draw:page-thumbnail draw:style-name="gr1" draw:layer="layout" svg:width="19.798cm" svg:height="11.136cm" svg:x="0.6cm" svg:y="2.257cm" draw:page-number="19" presentation:class="page"/>
          <draw:frame presentation:style-name="pr6" draw:text-style-name="P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presentation:style-name="pr4" draw:layer="layout" svg:width="25.199cm" svg:height="3.506cm" svg:x="1.4cm" svg:y="0.837cm" presentation:class="title">
          <draw:text-box>
            <text:p>Tableaux(Chaînes de caractères et tableaux)</text:p>
          </draw:text-box>
        </draw:frame>
        <draw:frame presentation:style-name="pr5" draw:layer="layout" svg:width="25.199cm" svg:height="12.179cm" svg:x="1.4cm" svg:y="4.914cm" presentation:class="outline">
          <draw:text-box>
            <text:list text:style-name="L2">
              <text:list-header>
                <text:p>L'inverse de split(), c'est-à-dire créer une chaîne de caractères depuis un tableau, se nomme join():</text:p>
              </text:list-header>
              <text:list-item>
                <text:p>var camaradeString_2 = camaradeArray.join('-');</text:p>
              </text:list-item>
              <text:list-item>
                <text:p>alert(camaradeString_2);</text:p>
                <text:p>Ici, une chaîne de caractères va être créée, et les valeurs de chaque item seront séparées par un tiret. Si vous ne spécifiez rien comme séparateur, les chaînes de caractères seront collées les unes aux autres.</text:p>
                <text:p>D'ailleurs, on constate que split() et join() retournent toutes les deux le résultat de leur exécution, elles ne l'appliquent pas directement à l'objet.</text:p>
                <text:p/>
                <text:p/>
                <text:p/>
              </text:list-item>
            </text:list>
          </draw:text-box>
        </draw:frame>
        <presentation:notes draw:style-name="dp2">
          <draw:page-thumbnail draw:style-name="gr1" draw:layer="layout" svg:width="19.798cm" svg:height="11.136cm" svg:x="0.6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presentation:style-name="pr4" draw:layer="layout" svg:width="25.199cm" svg:height="3.506cm" svg:x="1.4cm" svg:y="0.837cm" presentation:class="title">
          <draw:text-box>
            <text:p>Parcourir un Tableau</text:p>
          </draw:text-box>
        </draw:frame>
        <draw:frame presentation:style-name="pr5" draw:layer="layout" svg:width="25.199cm" svg:height="12.179cm" svg:x="1.4cm" svg:y="4.914cm" presentation:class="outline">
          <draw:text-box>
            <text:list text:style-name="L2">
              <text:list-item>
                <text:p>Parcourir avec for:</text:p>
                <text:p>var myArray = ['awa', 'fatou', 'mbacké', 'yaya', 'elhadji'];</text:p>
                <text:p>Le principe pour parcourir un tableau est simple : il faut faire autant d'itérations qu'il y a d'items. Le nombre d'items d'un tableau se récupère avec la propriété length, exactement comme pour le nombre de caractères d'une chaîne de caractères. À chaque itération, on va avancer d'un item dans le tableau, en utilisant la variable de boucle i: à chaque itération, elle s'incrémente, ce qui permet d'avancer dans le tableau item par item. Voici un exemple :</text:p>
                <text:p/>
              </text:list-item>
            </text:list>
          </draw:text-box>
        </draw:frame>
        <presentation:notes draw:style-name="dp2">
          <draw:page-thumbnail draw:style-name="gr1" draw:layer="layout" svg:width="19.798cm" svg:height="11.136cm" svg:x="0.6cm" svg:y="2.257cm" draw:page-number="21" presentation:class="page"/>
          <draw:frame presentation:style-name="pr6" draw:text-style-name="P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4" draw:layer="layout" svg:width="25.199cm" svg:height="3.506cm" svg:x="1.4cm" svg:y="0.837cm" presentation:class="title" presentation:user-transformed="true">
          <draw:text-box>
            <text:p>Parcourir un Tableau</text:p>
          </draw:text-box>
        </draw:frame>
        <draw:frame presentation:style-name="pr5" draw:layer="layout" svg:width="25.199cm" svg:height="12.179cm" svg:x="1.4cm" svg:y="4.914cm" presentation:class="outline">
          <draw:text-box>
            <text:list text:style-name="L2">
              <text:list-header>
                <text:p>for (var i = 0; i &lt; myArray.length; i++) {</text:p>
                <text:p>alert(myArray[i]);</text:p>
                <text:p>}</text:p>
                <text:p>On commence par définir la variable de boucle i. Ensuite, on règle la condition pour que la boucle s'exécute tant que l'on n'a pas atteint le nombre d'items. myArray.length représente le nombre d'items du tableau, c'est-à-dire cinq.</text:p>
                <text:p>Le nombre d'items est différent des indices. S'il y a cinq items, comme ici, les indices vont de 0 à 4. Autrement dit, le dernier item possède l'indice 4, et non 5. </text:p>
                <text:p/>
              </text:list-header>
            </text:list>
          </draw:text-box>
        </draw:frame>
        <presentation:notes draw:style-name="dp2">
          <draw:page-thumbnail draw:style-name="gr1" draw:layer="layout" svg:width="19.798cm" svg:height="11.136cm" svg:x="0.6cm" svg:y="2.257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presentation:style-name="pr4" draw:layer="layout" svg:width="25.199cm" svg:height="3.506cm" svg:x="1.4cm" svg:y="0.837cm" presentation:class="title">
          <draw:text-box>
            <text:p>Objets Littéraux</text:p>
          </draw:text-box>
        </draw:frame>
        <draw:frame presentation:style-name="pr5" draw:layer="layout" svg:width="25.199cm" svg:height="12.179cm" svg:x="1.4cm" svg:y="4.914cm" presentation:class="outline" presentation:user-transformed="true">
          <draw:text-box>
            <text:list text:style-name="L2">
              <text:list-item>
                <text:p>S'il est possible d'accéder aux items d'un tableau via leur indice, il peut être pratique d'y accéder au moyen d'un identifiant. Par exemple, dans le tableau des prénoms, l'item appelé <text:span text:style-name="T2">sister</text:span> pourrait retourner la valeur « fatou ».</text:p>
              </text:list-item>
              <text:list-item>
                <text:p>Pour ce faire, nous allons créer nous-mêmes un tableau sous la forme d'un objet littéral. Voici un exemple :</text:p>
                <text:p>var family = {</text:p>
                <text:p>self: 'awa',</text:p>
                <text:p>sister: 'fatou',</text:p>
                <text:p>brother: 'mbacké',</text:p>
                <text:p><text:span text:style-name="T5">pote_1: 'yaya</text:span>',</text:p>
                <text:p>pote_2: 'elhadji'</text:p>
                <text:p>};</text:p>
              </text:list-item>
            </text:list>
          </draw:text-box>
        </draw:frame>
        <presentation:notes draw:style-name="dp2">
          <draw:page-thumbnail draw:style-name="gr1" draw:layer="layout" svg:width="19.798cm" svg:height="11.136cm" svg:x="0.6cm" svg:y="2.257cm" draw:page-number="23" presentation:class="page"/>
          <draw:frame presentation:style-name="pr6" draw:text-style-name="P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presentation:style-name="pr4" draw:layer="layout" svg:width="25.199cm" svg:height="3.506cm" svg:x="1.4cm" svg:y="0.837cm" presentation:class="title">
          <draw:text-box>
            <text:p>Objets Littéraux</text:p>
          </draw:text-box>
        </draw:frame>
        <draw:frame presentation:style-name="pr5" draw:layer="layout" svg:width="25.199cm" svg:height="12.179cm" svg:x="1.4cm" svg:y="4.914cm" presentation:class="outline">
          <draw:text-box>
            <text:list text:style-name="L2">
              <text:list-item>
                <text:p>Cette déclaration va créer un objet analogue à un tableau, excepté le fait que chaque item sera accessible au moyen d'un identifiant, ce qui donne schématiquement ceci :</text:p>
                <text:p/>
              </text:list-item>
            </text:list>
          </draw:text-box>
        </draw:frame>
        <presentation:notes draw:style-name="dp2">
          <draw:page-thumbnail draw:style-name="gr1" draw:layer="layout" svg:width="19.798cm" svg:height="11.136cm" svg:x="0.6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aw:frame presentation:style-name="pr4" draw:layer="layout" svg:width="25.199cm" svg:height="3.506cm" svg:x="1.4cm" svg:y="0.837cm" presentation:class="title">
          <draw:text-box>
            <text:p>Objets Littéraux</text:p>
          </draw:text-box>
        </draw:frame>
        <draw:frame draw:style-name="standard" draw:layer="layout" svg:width="25.198cm" svg:height="1.943cm" svg:x="1.4cm" svg:y="4.914cm" presentation:class="table">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gray3">
              <table:table-cell>
                <text:p>identifiant</text:p>
              </table:table-cell>
              <table:table-cell>
                <text:p>self</text:p>
              </table:table-cell>
              <table:table-cell>
                <text:p>sister</text:p>
              </table:table-cell>
              <table:table-cell>
                <text:p>brother</text:p>
              </table:table-cell>
              <table:table-cell>
                <text:p>pote_1</text:p>
              </table:table-cell>
              <table:table-cell>
                <text:p>pote_2</text:p>
              </table:table-cell>
            </table:table-row>
            <table:table-row table:style-name="ro1" table:default-cell-style-name="gray2">
              <table:table-cell>
                <text:p>donnée</text:p>
              </table:table-cell>
              <table:table-cell>
                <text:p>awa</text:p>
              </table:table-cell>
              <table:table-cell>
                <text:p>fatou</text:p>
              </table:table-cell>
              <table:table-cell>
                <text:p>mbacké</text:p>
              </table:table-cell>
              <table:table-cell>
                <text:p>yaya</text:p>
              </table:table-cell>
              <table:table-cell>
                <text:p>elhadji</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aw:frame presentation:style-name="pr4" draw:layer="layout" svg:width="25.199cm" svg:height="3.506cm" svg:x="1.4cm" svg:y="0.837cm" presentation:class="title">
          <draw:text-box>
            <text:p>La syntaxe d'un objet</text:p>
          </draw:text-box>
        </draw:frame>
        <draw:frame presentation:style-name="pr5" draw:layer="layout" svg:width="25.199cm" svg:height="12.179cm" svg:x="1.4cm" svg:y="4.914cm" presentation:class="outline">
          <draw:text-box>
            <text:list text:style-name="L2">
              <text:list-item>
                <text:p>Quelques petites explications s'imposent sur les objets, et tout particulièrement sur leur syntaxe. Précédemment dans ce chapitre vous avez vu que pour créer un array vide il suffisait d'écrire :</text:p>
                <text:p>var myArray = [ ];</text:p>
              </text:list-item>
              <text:list-item>
                <text:p>Pour les objets c'est à peu près similaire sauf que l'on met des accolades à la place des crochets :</text:p>
                <text:p>var myObject = { };</text:p>
              </text:list-item>
            </text:list>
          </draw:text-box>
        </draw:frame>
        <presentation:notes draw:style-name="dp2">
          <draw:page-thumbnail draw:style-name="gr1" draw:layer="layout" svg:width="19.798cm" svg:height="11.136cm" svg:x="0.6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draw:frame presentation:style-name="pr4" draw:layer="layout" svg:width="25.199cm" svg:height="3.506cm" svg:x="1.4cm" svg:y="0.837cm" presentation:class="title">
          <draw:text-box>
            <text:p>La syntaxe d'un objet</text:p>
          </draw:text-box>
        </draw:frame>
        <draw:frame presentation:style-name="pr5" draw:layer="layout" svg:width="25.199cm" svg:height="12.179cm" svg:x="1.4cm" svg:y="4.914cm" presentation:class="outline">
          <draw:text-box>
            <text:list text:style-name="L2">
              <text:list-item>
                <text:p>Pour définir dès l'initialisation les items à ajouter à l'objet, il suffit d'écrire :</text:p>
                <text:p>var myObject = {</text:p>
                <text:p>item1: 'Texte 1',</text:p>
                <text:p>item2: 'Texte 2'</text:p>
                <text:p>};</text:p>
              </text:list-item>
              <text:list-item>
                <text:p>Comme l'indique ce code, il suffit de taper l'identifiant souhaité suivi de deux points et de la valeur à lui attribuer. La séparation des items se fait comme pour un tableau, avec une virgule.</text:p>
              </text:list-item>
            </text:list>
          </draw:text-box>
        </draw:frame>
        <presentation:notes draw:style-name="dp2">
          <draw:page-thumbnail draw:style-name="gr1" draw:layer="layout" svg:width="19.798cm" svg:height="11.136cm" svg:x="0.6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aw:frame presentation:style-name="pr4" draw:layer="layout" svg:width="25.199cm" svg:height="3.506cm" svg:x="1.4cm" svg:y="0.837cm" presentation:class="title">
          <draw:text-box>
            <text:p>Accès aux items</text:p>
          </draw:text-box>
        </draw:frame>
        <draw:frame presentation:style-name="pr5" draw:layer="layout" svg:width="25.199cm" svg:height="12.179cm" svg:x="1.4cm" svg:y="4.914cm" presentation:class="outline">
          <draw:text-box>
            <text:list text:style-name="L2">
              <text:list-header>
                <text:p>Revenons à notre objet littéral : ce que nous avons créé est un objet, et les identifiants sont en réalité des propriétés, exactement comme la propriétélengthd'un tableau ou d'une chaîne de caractères. Donc, pour récupérer le nom de la sœur, il suffit de faire :</text:p>
              </text:list-header>
              <text:list-item>
                <text:p>family.sister; ou</text:p>
              </text:list-item>
              <text:list-item>
                <text:p>family['sister'];</text:p>
              </text:list-item>
              <text:list-item>
                <text:p><text:span text:style-name="T5">Cela va nous être particulièrement utile si l'identifiant est contenu dans une variable.</text:span>Ex :<text:line-break/>var id = 'sister';</text:p>
                <text:p>alert(family[id]);<text:span text:style-name="T1"> // Affiche : « fatou »</text:span></text:p>
              </text:list-item>
            </text:list>
          </draw:text-box>
        </draw:frame>
        <presentation:notes draw:style-name="dp2">
          <draw:page-thumbnail draw:style-name="gr1" draw:layer="layout" svg:width="19.798cm" svg:height="11.136cm" svg:x="0.6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draw:frame presentation:style-name="pr4" draw:layer="layout" svg:width="25.199cm" svg:height="3.506cm" svg:x="1.4cm" svg:y="0.837cm" presentation:class="title">
          <draw:text-box>
            <text:p>Ajouter des items</text:p>
          </draw:text-box>
        </draw:frame>
        <draw:frame presentation:style-name="pr5" draw:layer="layout" svg:width="25.199cm" svg:height="12.179cm" svg:x="1.4cm" svg:y="4.914cm" presentation:class="outline">
          <draw:text-box>
            <text:list text:style-name="L2">
              <text:list-item>
                <text:p>Ici, pas de méthode push()car elle n'existe tout simplement pas dans un objet vide, il faudrait pour cela un tableau. En revanche, il est possible d'ajouter un item en spécifiant un identifiant qui n'est pas encore présent. Par exemple, si nous voulons ajouter un oncle dans le tableau :</text:p>
                <text:p>family['marabout'] = 'diop'; <text:span text:style-name="T1">// « diop » est ajouté et est accessible via l'identifiant « uncle »</text:span></text:p>
                <text:p><text:span text:style-name="T4">ou bien </text:span></text:p>
                <text:p><text:span text:style-name="T4">family.marabour = 'diop'; </text:span><text:span text:style-name="T1">// Même opération mais d'une autre manière</text:span></text:p>
              </text:list-item>
            </text:list>
          </draw:text-box>
        </draw:frame>
        <presentation:notes draw:style-name="dp2">
          <draw:page-thumbnail draw:style-name="gr1" draw:layer="layout" svg:width="19.798cm" svg:height="11.136cm" svg:x="0.6cm" svg:y="2.257cm" draw:page-number="29" presentation:class="page"/>
          <draw:frame presentation:style-name="pr6" draw:text-style-name="P3"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draw:frame presentation:style-name="pr4" draw:layer="layout" svg:width="25.199cm" svg:height="3.506cm" svg:x="1.4cm" svg:y="0.837cm" presentation:class="title">
          <draw:text-box>
            <text:p>Parcourir un objet avec for in</text:p>
          </draw:text-box>
        </draw:frame>
        <draw:frame presentation:style-name="pr5" draw:layer="layout" svg:width="25.199cm" svg:height="12.179cm" svg:x="1.4cm" svg:y="4.914cm" presentation:class="outline" presentation:user-transformed="true">
          <draw:text-box>
            <text:list text:style-name="L2">
              <text:list-item>
                <text:p>Il n'est pas possible de parcourir un objet littéral avec une boucle for. Normal, puisqu'une boucle for est surtout capable d'incrémenter une variable numérique, ce qui ne nous est d'aucune utilité dans le cas d'un objet littéral puisque nous devons posséder un identifiant. En revanche, la boucle for in se révèle très intéressante !</text:p>
              </text:list-item>
              <text:list-item>
                <text:p>La boucle for in est l'équivalent de la boucle foreach du PHP : elle est très simple et ne sert qu'à une seule chose : parcourir un objet.</text:p>
              </text:list-item>
              <text:list-item>
                <text:p>Le fonctionnement est quasiment le même que pour un tableau, excepté qu'ici il suffit de fournir une « variable clé » qui reçoit un identifiant (au lieu d'un index) et de spécifier l'objet à parcourir :</text:p>
                <text:p>for (var id in family) { <text:span text:style-name="T1">// On stocke l'identifiant dans « id » pour parcourir l'objet « family »</text:span></text:p>
                <text:p>alert(family[id]);</text:p>
                <text:p>}</text:p>
                <text:p/>
              </text:list-item>
            </text:list>
          </draw:text-box>
        </draw:frame>
        <presentation:notes draw:style-name="dp2">
          <draw:page-thumbnail draw:style-name="gr1" draw:layer="layout" svg:width="19.798cm" svg:height="11.136cm" svg:x="0.6cm" svg:y="2.257cm" draw:page-number="30" presentation:class="page"/>
          <draw:frame presentation:style-name="pr6" draw:text-style-name="P3"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draw:frame presentation:style-name="pr4" draw:layer="layout" svg:width="25.199cm" svg:height="3.506cm" svg:x="1.4cm" svg:y="0.837cm" presentation:class="title">
          <draw:text-box>
            <text:p>Utilisation des objets littéraux</text:p>
          </draw:text-box>
        </draw:frame>
        <draw:frame presentation:style-name="pr5" draw:layer="layout" svg:width="25.199cm" svg:height="12.179cm" svg:x="1.4cm" svg:y="4.914cm" presentation:class="outline">
          <draw:text-box>
            <text:list text:style-name="L2">
              <text:list-item>
                <text:p>Les objets littéraux ne sont pas souvent utilisés mais peuvent se révéler très utiles pour ordonner un code. On les utilise aussi dans les fonctions : les fonctions, avec return, ne savent retourner qu'une seule variable. Si on veut retourner plusieurs variables, il faut les placer dans un tableau et retourner ce dernier. Mais il est plus commode d'utiliser un objet littéral.</text:p>
              </text:list-item>
              <text:list-item>
                <text:p>L'exemple classique est la fonction qui calcule des coordonnées d'un élément HTML sur une page Web. Il faut ici retourner les coordonnées x et y.</text:p>
              </text:list-item>
            </text:list>
          </draw:text-box>
        </draw:frame>
        <presentation:notes draw:style-name="dp2">
          <draw:page-thumbnail draw:style-name="gr1" draw:layer="layout" svg:width="19.798cm" svg:height="11.136cm" svg:x="0.6cm" svg:y="2.257cm" draw:page-number="31" presentation:class="page"/>
          <draw:frame presentation:style-name="pr6" draw:text-style-name="P3"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draw:frame presentation:style-name="pr4" draw:layer="layout" svg:width="25.199cm" svg:height="3.506cm" svg:x="1.4cm" svg:y="0.837cm" presentation:class="title">
          <draw:text-box>
            <text:p>Utilisation des objets littéraux</text:p>
          </draw:text-box>
        </draw:frame>
        <draw:frame presentation:style-name="pr5" draw:layer="layout" svg:width="25.199cm" svg:height="12.179cm" svg:x="1.4cm" svg:y="4.914cm" presentation:class="outline">
          <draw:text-box>
            <text:list text:style-name="L2">
              <text:list-item>
                <text:p>function getCoords() {</text:p>
              </text:list-item>
              <text:list-item>
                <text:p><text:s text:c="4"/>/* Script incomplet, juste pour l'exemple */</text:p>
              </text:list-item>
              <text:list-item>
                <text:p><text:s text:c="4"/>return {</text:p>
              </text:list-item>
              <text:list-item>
                <text:p><text:s text:c="8"/>x: 12,</text:p>
              </text:list-item>
              <text:list-item>
                <text:p><text:s text:c="8"/>y: 21</text:p>
              </text:list-item>
              <text:list-item>
                <text:p><text:s text:c="4"/>};</text:p>
              </text:list-item>
              <text:list-item>
                <text:p>}</text:p>
              </text:list-item>
              <text:list-item>
                <text:p/>
              </text:list-item>
              <text:list-item>
                <text:p>var coords = getCoords();</text:p>
              </text:list-item>
              <text:list-item>
                <text:p/>
              </text:list-item>
              <text:list-item>
                <text:p>alert(coords.x); // 12</text:p>
              </text:list-item>
              <text:list-item>
                <text:p>alert(coords.y); // 21</text:p>
              </text:list-item>
            </text:list>
          </draw:text-box>
        </draw:frame>
        <presentation:notes draw:style-name="dp2">
          <draw:page-thumbnail draw:style-name="gr1" draw:layer="layout" svg:width="19.798cm" svg:height="11.136cm" svg:x="0.6cm" svg:y="2.257cm" draw:page-number="32"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urquoise1" style:family="table-cell" style:parent-style-name="default">
      <loext:graphic-properties draw:fill="solid" draw:fill-color="#47b8b8"/>
    </style:style>
    <style:style style:name="turquoise2" style:family="table-cell" style:parent-style-name="default">
      <loext:graphic-properties draw:fill="solid" draw:fill-color="#33a3a3"/>
    </style:style>
    <style:style style:name="turquoise3" style:family="table-cell" style:parent-style-name="default">
      <loext:graphic-properties draw:fill="solid" draw:fill-color="#198a8a"/>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turquoise" table:name="turquoise">
      <table:first-row table:style-name="turquoise3"/>
      <table:last-row table:style-name="turquoise3"/>
      <table:first-column table:style-name="turquoise3"/>
      <table:last-column table:style-name="turquoise3"/>
      <table:body table:style-name="turquoise1"/>
      <table:odd-rows table:style-name="turquoise2"/>
      <table:odd-columns table:style-name="turquoise2"/>
    </table:table-templat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éro&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7T08:54:37.712897259</meta:creation-date>
    <meta:editing-duration>PT1M5S</meta:editing-duration>
    <meta:editing-cycles>2</meta:editing-cycles>
    <meta:generator>LibreOffice/6.0.7.3$Linux_X86_64 LibreOffice_project/00m0$Build-3</meta:generator>
    <dc:title>Blueprint Plans</dc:title>
    <dc:date>2019-05-28T01:09:41.150670060</dc:date>
    <meta:document-statistic meta:object-count="160"/>
  </office:meta>
</office:document-meta>
</file>